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fo:color="#0000ff" fo:font-style="normal" style:font-style-asian="normal" style:font-style-complex="normal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background-color="transparent">
        <style:background-image/>
      </style:paragraph-properties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Ortho Manager</text:p>
      <text:p text:style-name="Horizontal_20_Line"/>
      <text:p text:style-name="Standard">Includes:</text:p>
      <text:p text:style-name="P4">"EObject.h" </text:p>
      <text:p text:style-name="P4">&lt;deque&gt; </text:p>
      <text:p text:style-name="P4">"Image.h" </text:p>
      <text:p text:style-name="P4">"ExteriorOrientation.h" </text:p>
      <text:p text:style-name="P4">"Matrix.h" </text:p>
      <text:p text:style-name="P4">"DemGrid.h" </text:p>
      <text:p text:style-name="P4">"ProjectiveRay.h" </text:p>
      <text:p text:style-name="P4">"Orthorectification.h" </text:p>
      <text:p text:style-name="P4">"Interpolation.h"</text:p>
      <text:p text:style-name="Horizontal_20_Line"/>
      <text:p text:style-name="P2">Methods:</text:p>
      <text:p text:style-name="P2"/>
      <text:p text:style-name="P2">private:</text:p>
      <text:p text:style-name="P2">void addImagesToForm(); </text:p>
      <text:p text:style-name="P2">void runOrthoIndividual(int); </text:p>
      <text:p text:style-name="P2">void runAllOrthoTogheter(); </text:p>
      <text:p text:style-name="P2"/>
      <text:p text:style-name="P2">public:</text:p>
      <text:p text:style-name="P4">OrthoManager(); </text:p>
      <text:p text:style-name="P4">OrthoManager(EFotoManager* manager, deque&lt;Image*&gt; images, deque&lt;ExteriorOrientation*&gt; eos); </text:p>
      <text:p text:style-name="P4">~OrthoManager(); </text:p>
      <text:p text:style-name="P4">void setInterface(OrthoUserInterface* newInterface); </text:p>
      <text:p text:style-name="P4">OrthoUserInterface* getInterface(); </text:p>
      <text:p text:style-name="P4">bool exec(); </text:p>
      <text:p text:style-name="P4">void returnProject(); </text:p>
      <text:p text:style-name="P4">void setProgress(int); </text:p>
      <text:p text:style-name="P4">int loadDemGrid(char * filename, int fileType); </text:p>
      <text:p text:style-name="P4">int orthoRectification(char * filename, int fileType, int option, double user_res_x, double user_res_y); </text:p>
      <text:p text:style-name="P4">void setFlagCancel() { flag_cancel = true; }; </text:p>
      <text:p text:style-name="P4">void setShowImage(bool _shw); </text:p>
      <text:p text:style-name="P4">void setInterMethod(int _mth);</text:p>
      <text:p text:style-name="P4"/>
      <text:p text:style-name="Horizontal_20_Line"/>
      <text:p text:style-name="P2">Methods description:</text:p>
      <text:p text:style-name="P2"/>
      <text:p text:style-name="P2">Genaral notes:</text:p>
      <text:p text:style-name="P3">Images ranging from 0.0 to 1.0.</text:p>
      <text:p text:style-name="P3">In ortho-rectification, colored images are used, following the 24-bit format red, green and blue. The color integer value is divided by the hexadecimal value 0xFFFFFF.</text:p>
      <text:p text:style-name="P2"/>
      <text:p text:style-name="P6">Public:</text:p>
      <text:p text:style-name="Standard"/>
      <text:p text:style-name="P2">void addImagesToForm(); </text:p>
      <text:p text:style-name="P3">Add images data to the interface combo box.</text:p>
      <text:p text:style-name="P2"/>
      <text:p text:style-name="P2"><text:soft-page-break/>void runOrthoIndividual(int); </text:p>
      <text:p text:style-name="P3">Run ortho-image for one image.</text:p>
      <text:p text:style-name="P2">void runAllOrthoTogheter(); </text:p>
      <text:p text:style-name="P3">Run ortho-image for all images.</text:p>
      <text:p text:style-name="Standard"/>
      <text:p text:style-name="Standard"/>
      <text:p text:style-name="P6">Private:</text:p>
      <text:p text:style-name="P6"/>
      <text:p text:style-name="P4">OrthoManager(); </text:p>
      <text:p text:style-name="P3">Constructor.</text:p>
      <text:p text:style-name="P4"/>
      <text:p text:style-name="P4">OrthoManager(EFotoManager* manager, deque&lt;Image*&gt; images, deque&lt;ExteriorOrientation*&gt; eos); </text:p>
      <text:p text:style-name="P3">Constructor.</text:p>
      <text:p text:style-name="P3"/>
      <text:p text:style-name="P4">~OrthoManager(); </text:p>
      <text:p text:style-name="P3">Destructor.</text:p>
      <text:p text:style-name="P4"/>
      <text:p text:style-name="P4">void setInterface(OrthoUserInterface* newInterface); </text:p>
      <text:p text:style-name="P3">Links interface.</text:p>
      <text:p text:style-name="P4"/>
      <text:p text:style-name="P4">OrthoUserInterface* getInterface(); </text:p>
      <text:p text:style-name="P3">Returns interface link.</text:p>
      <text:p text:style-name="P4"/>
      <text:p text:style-name="P4">bool exec(); </text:p>
      <text:p text:style-name="P3">Run Ortho Mamanger.</text:p>
      <text:p text:style-name="P4"/>
      <text:p text:style-name="P4">void returnProject(); </text:p>
      <text:p text:style-name="P3">Stop Ortho Manager.</text:p>
      <text:p text:style-name="P4"/>
      <text:p text:style-name="P4">void setProgress(int); </text:p>
      <text:p text:style-name="P3">Change the progress bar value in the interface.</text:p>
      <text:p text:style-name="P4"/>
      <text:p text:style-name="P4">int loadDemGrid(char * filename, int fileType); </text:p>
      <text:p text:style-name="P3">Load DEM grid from file.</text:p>
      <text:p text:style-name="P4"/>
      <text:p text:style-name="P4">int orthoRectification(char * filename, int fileType, int option, double user_res_x, double user_res_y); </text:p>
      <text:p text:style-name="P3">Run ortho-rectification.</text:p>
      <text:p text:style-name="P4"/>
      <text:p text:style-name="P4">void setFlagCancel();</text:p>
      <text:p text:style-name="P3">Set cancel flag. This stops the ortho-rectification.</text:p>
      <text:p text:style-name="P4"/>
      <text:p text:style-name="P4">void setShowImage(bool _shw); </text:p>
      <text:p text:style-name="P3">Constructor.</text:p>
      <text:p text:style-name="P4"/>
      <text:p text:style-name="P5">void setInterMethod(int _mth);</text:p>
      <text:p text:style-name="P7">Change interpolation method. There are 4: Nearest Neighbor, Bilinear, Bicubic and Lagrange. </text:p>
      <text:p text:style-name="P7"/>
      <text:p text:style-name="P7"/>
      <text:p text:style-name="P7"/>
      <text:p text:style-name="P7"/>
      <text:p text:style-name="P7"><text:soft-page-break/></text:p>
      <text:p text:style-name="Horizontal_20_Line"/>
      <text:p text:style-name="P8">The E-FOTO Team</text:p>
      <text:p text:style-name="P9"/>
      <text:p text:style-name="P9">Class developed by: Marcelo Teixeira Silveira</text:p>
      <text:p text:style-name="P10">Document: Marcelo Teixeira Silveira</text:p>
      <text:p text:style-name="P11">Date: 2011-20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lo SIlveira</meta:initial-creator>
    <meta:creation-date>2011-10-17T15:42:10</meta:creation-date>
    <dc:date>2012-02-13T11:58:03</dc:date>
    <dc:creator>Marcelo SIlveira</dc:creator>
    <meta:editing-duration>PT00H51M42S</meta:editing-duration>
    <meta:editing-cycles>10</meta:editing-cycles>
    <meta:generator>OpenOffice.org/3.2$Unix OpenOffice.org_project/320m12$Build-9483</meta:generator>
    <meta:document-statistic meta:table-count="0" meta:image-count="0" meta:object-count="0" meta:page-count="3" meta:paragraph-count="72" meta:word-count="242" meta:character-count="2211"/>
  </office:meta>
</office:document-meta>
</file>